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_glazed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office:value-type="string" calcext:value-type="string">
            <text:p><text:a xlink:href="../Kettle_recipes.ods#Chicken_glazed" xlink:type="simple">Chicken_glazed</text:a>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Oil, On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Garli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hicken Drumstick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06">
          <table:table-cell/>
          <table:table-cell table:style-name="ce9"/>
          <table:table-cell table:number-columns-repeated="3"/>
        </table:table-row>
        <table:table-row table:style-name="ro1" table:number-rows-repeated="104756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10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9:17:44.771151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4-06T19:30:59.248921279</dc:date>
    <meta:editing-duration>PT6H10M23S</meta:editing-duration>
    <meta:editing-cycles>103</meta:editing-cycles>
    <meta:document-statistic meta:table-count="2" meta:cell-count="20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